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f52" officeooo:paragraph-rsid="000aa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ur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3:48:01.110409774</meta:creation-date>
    <dc:date>2025-07-24T13:48:33.414202942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1"/>
    <meta:generator>LibreOffice/24.2.7.2$Linux_X86_64 LibreOffice_project/420$Build-2</meta:generator>
  </office:meta>
</office:document-meta>
</file>